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f1ffb" officeooo:paragraph-rsid="000f1ffb"/>
    </style:style>
    <style:style style:name="P2" style:family="paragraph" style:parent-style-name="Standard">
      <style:text-properties fo:font-size="8pt" officeooo:rsid="000a1d3f" officeooo:paragraph-rsid="00111dd5"/>
    </style:style>
    <style:style style:name="P3" style:family="paragraph" style:parent-style-name="Standard">
      <style:paragraph-properties fo:line-height="150%" fo:text-align="justify" style:justify-single-word="false"/>
      <style:text-properties fo:font-size="8pt" officeooo:rsid="000bcdfe" officeooo:paragraph-rsid="00111dd5"/>
    </style:style>
    <style:style style:name="P4" style:family="paragraph" style:parent-style-name="Standard" style:list-style-name="L1">
      <style:text-properties fo:font-size="8pt" officeooo:rsid="000a1d3f" officeooo:paragraph-rsid="00111dd5"/>
    </style:style>
    <style:style style:name="P5" style:family="paragraph" style:parent-style-name="Standard">
      <style:text-properties fo:language="en" fo:country="GB" officeooo:rsid="00121f1c" officeooo:paragraph-rsid="00121f1c" style:font-size-asian="10.5pt"/>
    </style:style>
    <style:style style:name="P6" style:family="paragraph" style:parent-style-name="Standard">
      <style:text-properties fo:language="en" fo:country="GB" officeooo:rsid="0012398c" officeooo:paragraph-rsid="0012398c" style:font-size-asian="10.5pt"/>
    </style:style>
    <style:style style:name="P7" style:family="paragraph" style:parent-style-name="Standard">
      <style:text-properties fo:language="en" fo:country="GB" officeooo:rsid="0012df96" officeooo:paragraph-rsid="0012398c" style:font-size-asian="10.5pt"/>
    </style:style>
    <style:style style:name="P8" style:family="paragraph" style:parent-style-name="Standard">
      <style:text-properties fo:language="en" fo:country="GB" officeooo:rsid="0012df96" officeooo:paragraph-rsid="0012df96" style:font-size-asian="10.5pt"/>
    </style:style>
    <style:style style:name="P9" style:family="paragraph" style:parent-style-name="Standard">
      <style:text-properties officeooo:rsid="000f1ffb" officeooo:paragraph-rsid="000f1ffb"/>
    </style:style>
    <style:style style:name="T1" style:family="text">
      <style:text-properties officeooo:rsid="00111dd5"/>
    </style:style>
    <style:style style:name="T2" style:family="text">
      <style:text-properties officeooo:rsid="0012398c"/>
    </style:style>
    <style:style style:name="T3" style:family="text">
      <style:text-properties officeooo:rsid="0012df96"/>
    </style:style>
    <style:style style:name="T4" style:family="text">
      <style:text-properties officeooo:rsid="00136ae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c 3 : How it works</text:p>
      <text:p text:style-name="P1"/>
      <text:p text:style-name="P2">Type : Dialogue</text:p>
      <text:p text:style-name="P2">Nature : Reportage de documentaire</text:p>
      <text:p text:style-name="P2">Locuteurs : </text:p>
      <text:list xml:id="list7657913854255020417" text:style-name="L1">
        <text:list-item>
          <text:p text:style-name="P4">Présentatrice</text:p>
        </text:list-item>
        <text:list-item>
          <text:p text:style-name="P4">Intervieweur</text:p>
        </text:list-item>
        <text:list-item>
          <text:p text:style-name="P4">1 témoin</text:p>
        </text:list-item>
      </text:list>
      <text:p text:style-name="P2">Sujet :</text:p>
      <text:p text:style-name="P2">Présentation et explications sur le CS </text:p>
      <text:p text:style-name="P2"/>
      <text:p text:style-name="P3">Ce dialogue est un documentaire qui fait un article sur le « Couch-Surfing », expliquant ce que c’est, ainsi que son fonctionnement et ses enjeux. </text:p>
      <text:p text:style-name="P3">L’extrait commence avec la présentatrice qui énonce les difficultés qu’on rencontre quand on décide de voyager, pour introduire le « Couch-Surfing » qu’elle décrit comme étant un réseau en ligne mis en place pour ceux qui ont envie de voyager quelque part, où les habitants de ce quelque part acceptent d’héberger ces voyageurs gratuitement chez eux. Ensuite, la présentatrice introduit Howard Johnson, le reporteur de cet article, qui se situe à Tokyo, l’un<text:span text:style-name="T1">e</text:span> des <text:span text:style-name="T1">villes</text:span> les plus ch<text:span text:style-name="T1">è</text:span>r<text:span text:style-name="T1">e</text:span>s du monde.</text:p>
      <text:p text:style-name="P3">Howard Johnson explique comment fonctionne le « Couch-Surfing ». </text:p>
      <text:p text:style-name="P3">Puis il dit que le service est utilisé par près de 10 000 personnes, puis il écoute un témoin qui nous avoue être surpris de l’ampleur qu’a pris le « Couch-Surfing », mais qu’en prenant en compte ce qu’il propose, on comprend qu’il a tout de même un gros potentiel.</text:p>
      <text:p text:style-name="P1"/>
      <text:p text:style-name="P1"/>
      <text:p text:style-name="P5"/>
      <text:p text:style-name="P5">We’ve listened a news bulletin from the BBC w<text:span text:style-name="T2">h</text:span>ere Couch-Surfing is the topic. </text:p>
      <text:p text:style-name="P5">It’s a succession of monologues. Michelle is the anchor woman, and Johnson is a reporter <text:span text:style-name="T2">and couch-surfer. </text:span></text:p>
      <text:p text:style-name="P6">First, Michelle introduces what couch-surfing is. She says that it’s a new social network which is free, increasing exponentially. </text:p>
      <text:p text:style-name="P6">Nowadays, the travel cost has increased, and less and less people can afford to travel. </text:p>
      <text:p text:style-name="P6">It’s useful for backpackers around the world, and even more for everyone because CS enables people saving a little bit of money as well as discovering new cultures. <text:span text:style-name="T3">It helps to make new friends that have the same hobbies. </text:span></text:p>
      <text:p text:style-name="P7"/>
      <text:p text:style-name="P8">First, you have to { fill in / complete } your profile, and then you choose the place where you to go, you travel to get positive reviews. </text:p>
      <text:p text:style-name="P8"/>
      <text:p text:style-name="P8">* 10,000 new people each week. </text:p>
      <text:p text:style-name="P8"/>
      <text:p text:style-name="P8">Johnson decides to host a Californian for two days in London <text:span text:style-name="T4">at his flat, because he wants to test the concept in Tokyo, which is a very expensive city (150 pounds on averag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4T14:18:24.061000000</meta:creation-date>
    <dc:date>2019-02-21T14:56:25.707000000</dc:date>
    <meta:editing-duration>PT28M44S</meta:editing-duration>
    <meta:editing-cycles>2</meta:editing-cycles>
    <meta:generator>LibreOffice/5.1.6.2$Windows_x86 LibreOffice_project/07ac168c60a517dba0f0d7bc7540f5afa45f0909</meta:generator>
    <meta:document-statistic meta:table-count="0" meta:image-count="0" meta:object-count="0" meta:page-count="1" meta:paragraph-count="21" meta:word-count="365" meta:character-count="2109" meta:non-whitespace-character-count="1756"/>
  </office:meta>
</office:document-meta>
</file>